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1000001F21206B7D1BFEED27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.18cm" svg:height="17.519cm" svg:x="0.027cm" svg:y="1.781cm">
          <draw:image xlink:href="Pictures/1000000000000321000001F21206B7D1BFEED2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15:39:35.947638170</dc:date>
    <meta:editing-duration>PT5H42M22S</meta:editing-duration>
    <meta:editing-cycles>15</meta:editing-cycles>
    <meta:generator>LibreOffice/5.1.4.2$Linux_X86_64 LibreOffice_project/10m0$Build-2</meta:generator>
    <meta:document-statistic meta:object-count="24"/>
  </office:meta>
</office:document-meta>
</file>